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A000001FC0AB0EE77A8C5AC3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0.239cm" fo:padding-top="0.1cm" fo:padding-bottom="0.1cm" fo:padding-left="0.1cm" fo:padding-right="0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fo:min-height="0.181cm" fo:padding-top="0.1cm" fo:padding-bottom="0.1cm" fo:padding-left="0.1cm" fo:padding-right="0.1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fo:min-height="0.395cm" fo:padding-top="0.1cm" fo:padding-bottom="0.1cm" fo:padding-left="0.1cm" fo:padding-right="0.1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fo:min-height="0.789cm" fo:padding-top="0.1cm" fo:padding-bottom="0.1cm" fo:padding-left="0.1cm" fo:padding-right="0.1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fo:min-height="0.201cm" fo:padding-top="0.1cm" fo:padding-bottom="0.1cm" fo:padding-left="0.1cm" fo:padding-right="0.1cm"/>
      <style:paragraph-properties style:writing-mode="lr-tb"/>
    </style:style>
    <style:style style:name="gr7" style:family="graphic" style:parent-style-name="objectwithoutfill">
      <style:graphic-properties svg:stroke-width="0.05cm" svg:stroke-color="#ff8000" draw:marker-start-width="0.35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color="#000000" draw:fill="none" draw:fill-color="#ffffff" fo:min-height="0.077cm" fo:padding-top="0.1cm" fo:padding-bottom="0.1cm" fo:padding-left="0.1cm" fo:padding-right="0.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rial1" fo:font-size="10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style:font-name="Arial1" fo:font-size="1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Arial1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6cm" svg:height="5.84cm" svg:x="7.36cm" svg:y="12.18cm">
            <draw:image xlink:href="Pictures/100000000000020A000001FC0AB0EE77A8C5AC31.png" xlink:type="simple" xlink:show="embed" xlink:actuate="onLoad" draw:mime-type="image/png">
              <text:p/>
            </draw:image>
          </draw:frame>
          <draw:frame draw:style-name="gr2" draw:text-style-name="P2" draw:layer="layout" svg:width="2.681cm" svg:height="0.595cm" svg:x="13.919cm" svg:y="13.243cm">
            <draw:text-box>
              <text:p><text:span text:style-name="T1">Altitude readout</text:span></text:p>
            </draw:text-box>
          </draw:frame>
          <draw:frame draw:style-name="gr3" draw:text-style-name="P2" draw:layer="layout" svg:width="2.681cm" svg:height="0.595cm" svg:x="13.919cm" svg:y="14.149cm">
            <draw:text-box>
              <text:p><text:span text:style-name="T1">Pitch ladder</text:span></text:p>
            </draw:text-box>
          </draw:frame>
          <draw:frame draw:style-name="gr4" draw:text-style-name="P2" draw:layer="layout" svg:width="2.681cm" svg:height="0.595cm" svg:x="13.919cm" svg:y="15.082cm">
            <draw:text-box>
              <text:p><text:span text:style-name="T1">Horizon line</text:span></text:p>
            </draw:text-box>
          </draw:frame>
          <draw:frame draw:style-name="gr5" draw:text-style-name="P4" draw:layer="layout" svg:width="2.68cm" svg:height="0.989cm" svg:x="4.12cm" svg:y="12.943cm">
            <draw:text-box>
              <text:p text:style-name="P3"><text:span text:style-name="T1">Groundspeed readout</text:span></text:p>
            </draw:text-box>
          </draw:frame>
          <draw:frame draw:style-name="gr6" draw:text-style-name="P4" draw:layer="layout" svg:width="2.68cm" svg:height="0.595cm" svg:x="4.12cm" svg:y="14.249cm">
            <draw:text-box>
              <text:p text:style-name="P3"><text:span text:style-name="T1">Bank indicator</text:span></text:p>
            </draw:text-box>
          </draw:frame>
          <draw:frame draw:style-name="gr5" draw:text-style-name="P4" draw:layer="layout" svg:width="2.68cm" svg:height="0.989cm" svg:x="4.12cm" svg:y="15.185cm">
            <draw:text-box>
              <text:p text:style-name="P3"><text:span text:style-name="T1">Flight path marker</text:span></text:p>
            </draw:text-box>
          </draw:frame>
          <draw:line draw:style-name="gr7" draw:text-style-name="P5" draw:layer="layout" svg:x1="13.929cm" svg:y1="13.536cm" svg:x2="12.4cm" svg:y2="13.259cm">
            <text:p/>
          </draw:line>
          <draw:line draw:style-name="gr7" draw:text-style-name="P5" draw:layer="layout" svg:x1="13.932cm" svg:y1="16.487cm" svg:x2="10.683cm" svg:y2="16.414cm">
            <text:p/>
          </draw:line>
          <draw:line draw:style-name="gr7" draw:text-style-name="P5" draw:layer="layout" svg:x1="6.799cm" svg:y1="13.479cm" svg:x2="8.337cm" svg:y2="13.249cm">
            <text:p/>
          </draw:line>
          <draw:line draw:style-name="gr7" draw:text-style-name="P5" draw:layer="layout" svg:x1="6.809cm" svg:y1="14.547cm" svg:x2="10.054cm" svg:y2="13.888cm">
            <text:p/>
          </draw:line>
          <draw:line draw:style-name="gr7" draw:text-style-name="P5" draw:layer="layout" svg:x1="6.809cm" svg:y1="15.695cm" svg:x2="10.294cm" svg:y2="15.056cm">
            <text:p/>
          </draw:line>
          <draw:frame draw:style-name="gr4" draw:text-style-name="P2" draw:layer="layout" svg:width="2.681cm" svg:height="0.989cm" svg:x="13.92cm" svg:y="15.983cm">
            <draw:text-box>
              <text:p><text:span text:style-name="T1">Heading indicator</text:span></text:p>
            </draw:text-box>
          </draw:frame>
          <draw:line draw:style-name="gr7" draw:text-style-name="P5" draw:layer="layout" svg:x1="13.945cm" svg:y1="15.334cm" svg:x2="11.372cm" svg:y2="14.677cm">
            <text:p/>
          </draw:line>
          <draw:line draw:style-name="gr7" draw:text-style-name="P5" draw:layer="layout" svg:x1="13.938cm" svg:y1="14.454cm" svg:x2="10.643cm" svg:y2="14.368cm">
            <text:p/>
          </draw:line>
          <draw:frame draw:style-name="gr8" draw:text-style-name="P4" draw:layer="layout" svg:width="2.68cm" svg:height="0.595cm" svg:x="4.12cm" svg:y="16.486cm">
            <draw:text-box>
              <text:p text:style-name="P3"><text:span text:style-name="T1">Heading tape</text:span></text:p>
            </draw:text-box>
          </draw:frame>
          <draw:line draw:style-name="gr7" draw:text-style-name="P5" draw:layer="layout" svg:x1="6.807cm" svg:y1="16.785cm" svg:x2="8.686cm" svg:y2="16.874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4T21:48:31.907000000</meta:creation-date>
    <dc:date>2022-08-02T02:35:06.466000000</dc:date>
    <meta:editing-duration>PT55M9S</meta:editing-duration>
    <meta:editing-cycles>13</meta:editing-cycles>
    <meta:generator>LibreOffice/7.2.6.2$Windows_X86_64 LibreOffice_project/b0ec3a565991f7569a5a7f5d24fed7f52653d754</meta:generator>
    <meta:document-statistic meta:object-count="18"/>
  </office:meta>
</office:document-meta>
</file>